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51cm" style:rel-column-width="1638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-33% 58%" style:text-underline-style="none" fo:font-weight="normal" style:font-weight-asian="normal" style:font-weight-complex="normal"/>
    </style:style>
    <style:style style:name="T6" style:family="text">
      <style:text-properties style:text-position="-33% 58%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-33% 58%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bold" style:font-weight-asian="bold" style:font-weight-complex="bold"/>
    </style:style>
    <style:style style:name="T10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style:text-position="sub 58%" style:text-underline-style="none" fo:font-weight="normal" style:font-weight-asian="normal" style:font-weight-complex="normal"/>
    </style:style>
    <style:style style:name="T14" style:family="text">
      <style:text-properties style:text-position="33% 58%" style:text-underline-style="none" fo:font-weight="normal" style:font-weight-asian="normal" style:font-weight-complex="normal"/>
    </style:style>
    <style:style style:name="T15" style:family="text">
      <style:text-properties style:text-position="33% 58%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Dimension_20_Lines" draw:marker-end="Dimension_20_Lin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marker-start="Dimension_20_Lines" draw:marker-end="Dimension_20_Lines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cc" draw:marker-start="Dimension_20_Lines" draw:marker-end="Dimension_20_Lines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4"/><text:span text:style-name="T2">Aufgabe 3.1 : Leistungsmessung <text:s/></text:span></text:p>
      <text:p text:style-name="Standard"><text:span text:style-name="T4"/></text:p>
      <text:p text:style-name="Standard"><text:span text:style-name="T4"><text:tab/>a)</text:span></text:p>
      <text:p text:style-name="Standard"><text:span text:style-name="T4"/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<text:s text:c="15"/><text:span text:style-name="T1">Programm</text:span></text:p>
          </table:table-cell>
          <table:table-cell table:style-name="Tabelle1.A1" office:value-type="string">
            <text:p text:style-name="Table_20_Contents"><text:s text:c="11"/><text:span text:style-name="T1">Referenzzeit</text:span></text:p>
          </table:table-cell>
          <table:table-cell table:style-name="Tabelle1.C1" office:value-type="string">
            <text:p text:style-name="Table_20_Contents"><text:s text:c="13"/><text:span text:style-name="T1">Gemessene Zeit</text:span></text:p>
          </table:table-cell>
        </table:table-row>
        <table:table-row>
          <table:table-cell table:style-name="Tabelle1.A2" office:value-type="string">
            <text:p text:style-name="Table_20_Contents"><text:s/>Programm A</text:p>
          </table:table-cell>
          <table:table-cell table:style-name="Tabelle1.B2" office:value-type="float" office:value="1">
            <text:p text:style-name="P5">1</text:p>
          </table:table-cell>
          <table:table-cell table:style-name="Tabelle1.C2" office:value-type="float" office:value="10">
            <text:p text:style-name="P5">10</text:p>
          </table:table-cell>
        </table:table-row>
        <table:table-row>
          <table:table-cell table:style-name="Tabelle1.A2" office:value-type="string">
            <text:p text:style-name="Table_20_Contents"><text:s/>Programm B</text:p>
          </table:table-cell>
          <table:table-cell table:style-name="Tabelle1.B2" office:value-type="float" office:value="500">
            <text:p text:style-name="P5">500</text:p>
          </table:table-cell>
          <table:table-cell table:style-name="Tabelle1.C2" office:value-type="float" office:value="100">
            <text:p text:style-name="P5">100</text:p>
          </table:table-cell>
        </table:table-row>
      </table:table>
      <text:p text:style-name="Standard"><text:span text:style-name="T4"/></text:p>
      <text:p text:style-name="Standard"><text:span text:style-name="T4"><text:tab/>Verhältnisse: <text:s text:c="2"/>V</text:span><text:span text:style-name="T5">1 </text:span><text:span text:style-name="T8">= 10 / 1 = 10</text:span></text:p>
      <text:p text:style-name="Standard"><text:span text:style-name="T8"><text:tab/><text:tab/><text:tab/>V</text:span><text:span text:style-name="T5">2 </text:span><text:span text:style-name="T8">= 100 / 500 = 0,2</text:span></text:p>
      <text:p text:style-name="Standard"><text:span text:style-name="T8"/></text:p>
      <text:p text:style-name="Standard"><text:span text:style-name="T8"><text:tab/>arithmetische Mittel : <text:s/>(V</text:span><text:span text:style-name="T5">1 </text:span><text:span text:style-name="T8">+ <text:s/>V</text:span><text:span text:style-name="T5">2</text:span><text:span text:style-name="T8">) / 2 = (10 + 0,2) / 2 = 5,1</text:span></text:p>
      <text:p text:style-name="Standard"><text:span text:style-name="T8"><text:tab/>geometrische Mittel : <text:s/></text:span><text:span text:style-name="T8"><draw:frame draw:style-name="fr1" draw:name="Objekt1" text:anchor-type="as-char" svg:y="-0.415cm" svg:width="1.96cm" svg:height="0.5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 = 1,41421</text:span></text:p>
      <text:p text:style-name="Standard"><text:span text:style-name="T8"/></text:p>
      <text:p text:style-name="Standard"><text:span text:style-name="T8"><text:tab/></text:span><text:span text:style-name="T9">vertauschen</text:span><text:span text:style-name="T8"> <text:s/>V</text:span><text:span text:style-name="T5">1</text:span><text:span text:style-name="T8"> = 0,1</text:span></text:p>
      <text:p text:style-name="Standard"><text:span text:style-name="T8"><text:tab/><text:tab/> <text:s text:c="10"/>V</text:span><text:span text:style-name="T5">2</text:span><text:span text:style-name="T8"> = 5</text:span></text:p>
      <text:p text:style-name="Standard"><text:span text:style-name="T8"/></text:p>
      <text:p text:style-name="Standard"><text:span text:style-name="T8"><text:tab/>b) In einem Server wartet die CPU 60% der Zeit auf Ein-/Ausgabe. Es wird eine zehn Mal</text:span></text:p>
      <text:p text:style-name="Standard"><text:span text:style-name="T8"><text:tab/> <text:s text:c="4"/>schnellere CPU eingebaut. Wie groß ist die Gesamtbeschleunigung?</text:span></text:p>
      <text:p text:style-name="Standard"><text:span text:style-name="T8"/></text:p>
      <text:p text:style-name="Standard"><draw:line text:anchor-type="paragraph" draw:z-index="1" draw:style-name="gr1" draw:text-style-name="P8" svg:x1="1.946cm" svg:y1="0.529cm" svg:x2="8.169cm" svg:y2="0.529cm"><text:p/></draw:line><text:span text:style-name="T8"><text:tab/><text:tab/><text:tab/> <text:s text:c="8"/>T</text:span><text:span text:style-name="T5">gesamt<text:tab/><text:tab/><text:tab/></text:span><text:span text:style-name="T8"> </text:span><text:span text:style-name="T13"><text:s/></text:span><text:span text:style-name="T8">T</text:span><text:span text:style-name="T5">gesamt</text:span><text:span text:style-name="T8"> : T</text:span><text:span text:style-name="T5">alt<text:tab/></text:span><text:span text:style-name="T8">Beschleunigung = </text:span><text:span text:style-name="T13"><text:s/></text:span><text:span text:style-name="T8">T</text:span><text:span text:style-name="T5">alt</text:span><text:span text:style-name="T8">/ T</text:span><text:span text:style-name="T5">neu</text:span></text:p>
      <text:p text:style-name="Standard"><draw:line text:anchor-type="paragraph" draw:z-index="3" draw:style-name="gr2" draw:text-style-name="P8" svg:x1="5.667cm" svg:y1="0.559cm" svg:x2="8.138cm" svg:y2="0.559cm"><text:p/></draw:line><draw:line text:anchor-type="paragraph" draw:z-index="2" draw:style-name="gr2" draw:text-style-name="P8" svg:x1="1.976cm" svg:y1="0.559cm" svg:x2="5.523cm" svg:y2="0.559cm"><text:p/></draw:line><text:span text:style-name="T5"><text:tab/><text:tab/><text:tab/></text:span><text:span text:style-name="T8">T</text:span><text:span text:style-name="T5">60%</text:span><text:span text:style-name="T8"><text:tab/><text:tab/> <text:s text:c="3"/>T</text:span><text:span text:style-name="T5">40%</text:span></text:p>
      <text:p text:style-name="Standard"><text:span text:style-name="T5"/></text:p>
      <text:p text:style-name="Standard"><text:span text:style-name="T5"><text:tab/> <text:s text:c="5"/></text:span><text:span text:style-name="T8">Eine 10x schnellere CPU senkt die Dauer der Rechenzeit , aber nicht die Dauer der IO.</text:span></text:p>
      <text:p text:style-name="Standard"><text:span text:style-name="T8"><text:tab/> <text:s text:c="3"/>Das heißt die neue Rechenzeit ist <text:s text:c="2"/>1/10 * T</text:span><text:span text:style-name="T5">40%</text:span></text:p>
      <text:p text:style-name="Standard"><text:span text:style-name="T5"/></text:p>
      <text:p text:style-name="Standard"><draw:line text:anchor-type="paragraph" draw:z-index="4" draw:style-name="gr1" draw:text-style-name="P8" svg:x1="1.946cm" svg:y1="0.529cm" svg:x2="8.169cm" svg:y2="0.529cm"><text:p/></draw:line><text:span text:style-name="T5"><text:tab/><text:tab/><text:tab/><text:tab/></text:span><text:span text:style-name="T8">T</text:span><text:span text:style-name="T5">gesamt <text:s text:c="12"/><text:tab/><text:tab/></text:span><text:span text:style-name="T13"> </text:span><text:span text:style-name="T8">T</text:span><text:span text:style-name="T5">gesamt</text:span><text:span text:style-name="T8"> : T</text:span><text:span text:style-name="T5">a</text:span></text:p>
      <text:p text:style-name="Standard"><draw:line text:anchor-type="paragraph" draw:z-index="6" draw:style-name="gr3" draw:text-style-name="P8" svg:x1="5.699cm" svg:y1="0.572cm" svg:x2="6.048cm" svg:y2="0.572cm"><text:p/></draw:line><draw:line text:anchor-type="paragraph" draw:z-index="5" draw:style-name="gr2" draw:text-style-name="P8" svg:x1="1.976cm" svg:y1="0.559cm" svg:x2="5.523cm" svg:y2="0.559cm"><text:p/></draw:line><text:span text:style-name="T5"><text:tab/> <text:s text:c="9"/><text:tab/><text:tab/>^</text:span><text:span text:style-name="T8">T</text:span><text:span text:style-name="T5">60%<text:tab/><text:tab/><text:tab/><text:tab/></text:span><text:span text:style-name="T8"> T</text:span><text:span text:style-name="T5">neu</text:span><text:span text:style-name="T8"> = T</text:span><text:span text:style-name="T5">60%</text:span><text:span text:style-name="T8">+ T</text:span><text:span text:style-name="T5">40%</text:span><text:span text:style-name="T8">/10</text:span></text:p>
      <text:p text:style-name="Standard"><text:span text:style-name="T8"/></text:p>
      <text:p text:style-name="Standard"><text:span text:style-name="T8"><text:tab/><text:tab/><text:tab/><text:tab/>Beschleunigung = (T</text:span><text:span text:style-name="T5">60%</text:span><text:span text:style-name="T8">+ T</text:span><text:span text:style-name="T5">40%</text:span><text:span text:style-name="T8">) / (T</text:span><text:span text:style-name="T5">60%</text:span><text:span text:style-name="T8">+ T</text:span><text:span text:style-name="T5">40%</text:span><text:span text:style-name="T8">/10)<text:tab/><text:tab/><text:tab/><text:tab/><text:tab/><text:tab/> <text:s text:c="7"/>= <text:s text:c="3"/>(0,60*T</text:span><text:span text:style-name="T5">gesamt</text:span><text:span text:style-name="T8">+ 0,40*T</text:span><text:span text:style-name="T5">gesamt</text:span><text:span text:style-name="T8">) / (0,60*T</text:span><text:span text:style-name="T5">gesamt</text:span><text:span text:style-name="T8">+ 0,10*0,40*T</text:span><text:span text:style-name="T5">gesamt</text:span><text:span text:style-name="T8">)</text:span></text:p>
      <text:p text:style-name="Standard"><text:span text:style-name="T8"><text:tab/><text:tab/><text:tab/> <text:s text:c="7"/>= <text:s text:c="4"/>1 / (0,60 + 0,04)</text:span></text:p>
      <text:p text:style-name="Standard"><text:span text:style-name="T8"><text:tab/><text:tab/><text:tab/> <text:s text:c="7"/>= <text:s text:c="4"/>1 / 0,64</text:span></text:p>
      <text:p text:style-name="Standard"><text:span text:style-name="T8"><text:tab/><text:tab/><text:tab/> <text:s text:c="7"/>= <text:s text:c="5"/>1,5625</text:span></text:p>
      <text:p text:style-name="Standard"><text:span text:style-name="T8"/></text:p>
      <text:p text:style-name="Standard"><text:span text:style-name="T8"><text:tab/> <text:s/>c) <text:s text:c="2"/>T</text:span><text:span text:style-name="T5">alt</text:span><text:span text:style-name="T8"> = 1</text:span></text:p>
      <text:p text:style-name="Standard"><text:span text:style-name="T8"><text:tab/> <text:s text:c="7"/>T</text:span><text:span text:style-name="T5">neu</text:span><text:span text:style-name="T8"> = (0,50 + 0,1*0,50)</text:span></text:p>
      <text:p text:style-name="Standard"><text:span text:style-name="T8"><text:tab/> <text:s text:c="8"/>Beschleunigung = 1 / (0,55)</text:span></text:p>
      <text:p text:style-name="Standard"><text:span text:style-name="T8"><text:tab/><text:tab/><text:tab/><text:tab/>= <text:s/>1,81818 </text:span></text:p>
      <text:p text:style-name="Standard"><text:span text:style-name="T8"/></text:p>
      <text:list xml:id="list4785714806433314183" text:style-name="L1">
        <text:list-item>
          <text:list>
            <text:list-item>
              <text:list>
                <text:list-item>
                  <text:p text:style-name="P1"><text:span text:style-name="T8">IPC-Wert ist der Kehrwert von CPI mit CPI = 20.000 / 50.000 <text:s/>→</text:span></text:p>
                </text:list-item>
              </text:list>
            </text:list-item>
          </text:list>
        </text:list-item>
      </text:list>
      <text:p text:style-name="Standard"><text:span text:style-name="T8"><text:tab/><text:tab/>CPI = 50.000 / 20.000</text:span></text:p>
      <text:p text:style-name="Standard"><text:span text:style-name="T8"><text:tab/><text:tab/> <text:s text:c="6"/>= <text:s/>2,5</text:span></text:p>
      <text:p text:style-name="Standard"><text:span text:style-name="T8"/></text:p>
      <text:p text:style-name="Standard"><text:span text:style-name="T8"/></text:p>
      <text:p text:style-name="Standard"><text:soft-page-break/><text:span text:style-name="T8"/></text:p>
      <text:p text:style-name="Standard"><text:span text:style-name="T8"><text:tab/> <text:s/>e) <text:s/>n</text:span><text:span text:style-name="T5">1</text:span><text:span text:style-name="T8"> = 1000 * 10</text:span><text:span text:style-name="T14">6</text:span><text:span text:style-name="T8"> * 6 <text:s/>= <text:s text:c="8"/>6 * 10</text:span><text:span text:style-name="T14">9 <text:s text:c="3"/></text:span><text:span text:style-name="T8">Instruktionen</text:span></text:p>
      <text:p text:style-name="Standard"><text:span text:style-name="T8"><text:tab/> <text:s text:c="6"/>n</text:span><text:span text:style-name="T5">2</text:span><text:span text:style-name="T8"> = <text:s text:c="2"/>750 * 10</text:span><text:span text:style-name="T14">6</text:span><text:span text:style-name="T8"> * 4 <text:s/>= <text:s text:c="8"/>3000 * 10</text:span><text:span text:style-name="T14">6 <text:s text:c="4"/></text:span><text:span text:style-name="T8">= <text:s text:c="4"/>3 * 10</text:span><text:span text:style-name="T14">9</text:span><text:span text:style-name="T8"> Instruktionen</text:span></text:p>
      <text:p text:style-name="Standard"><text:span text:style-name="T8"/></text:p>
      <text:p text:style-name="Standard"><text:span text:style-name="T8"><text:tab/> <text:s text:c="6"/>Somit ist die Antwort Nein, weil der zweiten CPU 3 * 10</text:span><text:span text:style-name="T14">9</text:span><text:span text:style-name="T8"> Instruktionen fehlen um das</text:span></text:p>
      <text:p text:style-name="Standard"><text:span text:style-name="T8"><text:tab/> <text:s text:c="6"/>Programm abzuarbeiten.</text:span></text:p>
      <text:p text:style-name="Standard"><text:span text:style-name="T8"/></text:p>
      <text:p text:style-name="Standard"><text:span text:style-name="T8"><text:tab/> <text:s text:c="2"/>f) </text:span></text:p>
      <text:p text:style-name="Standard"><text:span text:style-name="T8"/>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P6">Prozessor</text:p>
          </table:table-cell>
          <table:table-cell table:style-name="Tabelle2.A1" office:value-type="string">
            <text:p text:style-name="P6">CPI</text:p>
          </table:table-cell>
          <table:table-cell table:style-name="Tabelle2.A1" office:value-type="string">
            <text:p text:style-name="P6">Befehlsanzahl</text:p>
          </table:table-cell>
          <table:table-cell table:style-name="Tabelle2.D1" office:value-type="string">
            <text:p text:style-name="P6">Ausführungszeit</text:p>
          </table:table-cell>
        </table:table-row>
        <table:table-row>
          <table:table-cell table:style-name="Tabelle2.A2" office:value-type="string">
            <text:p text:style-name="Table_20_Contents">P1</text:p>
          </table:table-cell>
          <table:table-cell table:style-name="Tabelle2.A2" office:value-type="string">
            <text:p text:style-name="P5">„5/4“</text:p>
          </table:table-cell>
          <table:table-cell table:style-name="Tabelle2.C2" office:value-type="float" office:value="2000000">
            <text:p text:style-name="P5">2000000</text:p>
          </table:table-cell>
          <table:table-cell table:style-name="Tabelle2.D2" office:value-type="string">
            <text:p text:style-name="P5">2,0ms</text:p>
          </table:table-cell>
        </table:table-row>
        <table:table-row>
          <table:table-cell table:style-name="Tabelle2.A2" office:value-type="string">
            <text:p text:style-name="Table_20_Contents">P2</text:p>
          </table:table-cell>
          <table:table-cell table:style-name="Tabelle2.A2" office:value-type="string">
            <text:p text:style-name="P5">„4/5“</text:p>
          </table:table-cell>
          <table:table-cell table:style-name="Tabelle2.C2" office:value-type="float" office:value="1500000">
            <text:p text:style-name="P5">1500000</text:p>
          </table:table-cell>
          <table:table-cell table:style-name="Tabelle2.D2" office:value-type="string">
            <text:p text:style-name="P5">1,5ms</text:p>
          </table:table-cell>
        </table:table-row>
      </table:table>
      <text:p text:style-name="Standard"><text:span text:style-name="T8"/></text:p>
      <text:list xml:id="list6227334679022442332" text:style-name="L2">
        <text:list-item>
          <text:list>
            <text:list-item>
              <text:p text:style-name="P2"><text:span text:style-name="T8">Welchen Prozessor würden Sie wählen, um das Programm ausführen zu lassen ?</text:span></text:p>
            </text:list-item>
          </text:list>
        </text:list-item>
      </text:list>
      <text:p text:style-name="Standard"><text:span text:style-name="T8"><text:tab/> <text:s text:c="6"/>→ Den Prozessor mit der kürzeren Ausführungszeit. P2</text:span></text:p>
      <text:p text:style-name="Standard"><text:span text:style-name="T8"/></text:p>
      <text:list xml:id="list5909386327597527636" text:style-name="L3">
        <text:list-item>
          <text:list>
            <text:list-item>
              <text:p text:style-name="P3"><text:span text:style-name="T8">Berechnen Sie den jeweiligen MIPS-Wert für P1 und P2</text:span></text:p>
            </text:list-item>
          </text:list>
        </text:list-item>
      </text:list>
      <text:p text:style-name="Standard"><text:span text:style-name="T8"><text:tab/> <text:s text:c="6"/></text:span></text:p>
      <text:p text:style-name="Standard"><text:span text:style-name="T8"><text:tab/> <text:s text:c="6"/>MIPS</text:span><text:span text:style-name="T5">P1</text:span><text:span text:style-name="T8"> = 2000000 / (0,002 * 10</text:span><text:span text:style-name="T14">6</text:span><text:span text:style-name="T8">) <text:s text:c="2"/>= 1000</text:span></text:p>
      <text:p text:style-name="Standard"><text:span text:style-name="T8"><text:tab/> <text:s text:c="6"/>MIPS</text:span><text:span text:style-name="T5">P2</text:span><text:span text:style-name="T8"> = 1500000 / (0,0015 * 10</text:span><text:span text:style-name="T14">6</text:span><text:span text:style-name="T8">) = <text:s/>1000</text:span></text:p>
      <text:p text:style-name="Standard"><text:span text:style-name="T8"/></text:p>
      <text:list xml:id="list7850057609496240169" text:style-name="L4">
        <text:list-item>
          <text:list>
            <text:list-item>
              <text:p text:style-name="P4"><text:span text:style-name="T8">Berechnen Sie den jeweiligen Prozessortakt für P1 und P2.</text:span></text:p>
            </text:list-item>
          </text:list>
        </text:list-item>
      </text:list>
      <text:p text:style-name="Text_20_body"><text:span text:style-name="T8"><text:tab/> <text:s text:c="6"/></text:span><text:span text:style-name="T10">f</text:span><text:span text:style-name="T6">P!</text:span><text:span text:style-name="T10"> <text:s/>= </text:span><text:span text:style-name="T11">MIPS</text:span><text:span text:style-name="T7">P1</text:span><text:span text:style-name="T11"> * 10</text:span><text:span text:style-name="T15">6</text:span><text:span text:style-name="T11"> * CPI</text:span><text:span text:style-name="T7">P1</text:span><text:span text:style-name="T11"> = 1000 * 10</text:span><text:span text:style-name="T15">6</text:span><text:span text:style-name="T11"> * 5/4 <text:s/>= 1.250.000.000 <text:s/>Hz</text:span></text:p>
      <text:p text:style-name="Text_20_body"><text:span text:style-name="T11"><text:tab/> <text:s text:c="6"/></text:span><text:span text:style-name="T10">f</text:span><text:span text:style-name="T7">P2</text:span><text:span text:style-name="T11"> <text:s/>= MIPS</text:span><text:span text:style-name="T7">P2</text:span><text:span text:style-name="T11"> * 10</text:span><text:span text:style-name="T15">6</text:span><text:span text:style-name="T11"> * CPI</text:span><text:span text:style-name="T7">P2</text:span><text:span text:style-name="T11"> = 1000 * 10</text:span><text:span text:style-name="T15">6</text:span><text:span text:style-name="T11"> * 4/5 <text:s/>= <text:s text:c="3"/>800.000.000 <text:s/>Hz</text:span></text:p>
      <text:p text:style-name="Text_20_body"><text:span text:style-name="T11"/></text:p>
      <text:p text:style-name="Text_20_body"><text:span text:style-name="T11"><text:s text:c="4"/></text:span><text:span text:style-name="T12">Aufgabe 3.2: Spezialregister bei MMIX und OpenRISC <text:s/></text:span></text:p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6">Registerart</text:p>
          </table:table-cell>
          <table:table-cell table:style-name="Tabelle3.A1" office:value-type="string">
            <text:p text:style-name="P6">MMIX</text:p>
          </table:table-cell>
          <table:table-cell table:style-name="Tabelle3.C1" office:value-type="string">
            <text:p text:style-name="P6">OpenRISC</text:p>
          </table:table-cell>
        </table:table-row>
        <table:table-row>
          <table:table-cell table:style-name="Tabelle3.A2" office:value-type="string">
            <text:p text:style-name="P7">SprungAdresseregister</text:p>
          </table:table-cell>
          <table:table-cell table:style-name="Tabelle3.A2" office:value-type="string">
            <text:p text:style-name="P7">rJ</text:p>
          </table:table-cell>
          <table:table-cell table:style-name="Tabelle3.C2" office:value-type="string">
            <text:p text:style-name="P7">jr</text:p>
          </table:table-cell>
        </table:table-row>
        <table:table-row>
          <table:table-cell table:style-name="Tabelle3.A2" office:value-type="string">
            <text:p text:style-name="P7">Trapflagregister </text:p>
          </table:table-cell>
          <table:table-cell table:style-name="Tabelle3.A2" office:value-type="string">
            <text:p text:style-name="P7">rQ</text:p>
          </table:table-cell>
          <table:table-cell table:style-name="Tabelle3.C2" office:value-type="string">
            <text:p text:style-name="P7">EPCR0 - EPCR15</text:p>
          </table:table-cell>
        </table:table-row>
        <table:table-row>
          <table:table-cell table:style-name="Tabelle3.A2" office:value-type="string">
            <text:p text:style-name="P7">Remainderregister</text:p>
          </table:table-cell>
          <table:table-cell table:style-name="Tabelle3.A2" office:value-type="string">
            <text:p text:style-name="P7">rR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7">Stackpointer</text:p>
          </table:table-cell>
          <table:table-cell table:style-name="Tabelle3.A2" office:value-type="string">
            <text:p text:style-name="P7">S[0] … Sprungregister</text:p>
          </table:table-cell>
          <table:table-cell table:style-name="Tabelle3.C2" office:value-type="string">
            <text:p text:style-name="P7">SP</text:p>
          </table:table-cell>
        </table:table-row>
      </table:table>
      <text:p text:style-name="Text_20_body"><text:span text:style-name="T11"/></text:p>
      <text:p text:style-name="Text_20_body"><text:span text:style-name="T11"><text:s text:c="4"/></text:span><text:span text:style-name="T12">Aufgabe 3.3: Leistungsmessung mit dem ORSoC Entwicklungsmodul <text:s/></text:span></text:p>
      <text:p text:style-name="Text_20_body"><text:span text:style-name="T1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sinning</meta:initial-creator>
    <meta:creation-date>2018-04-22T19:24:27.47</meta:creation-date>
    <dc:date>2018-04-22T22:03:46.07</dc:date>
    <dc:creator>fabian sinning</dc:creator>
    <meta:editing-duration>PT2H38M51S</meta:editing-duration>
    <meta:editing-cycles>63</meta:editing-cycles>
    <meta:generator>OpenOffice/4.1.5$Win32 OpenOffice.org_project/415m1$Build-9789</meta:generator>
    <meta:document-statistic meta:table-count="3" meta:image-count="0" meta:object-count="1" meta:page-count="2" meta:paragraph-count="79" meta:word-count="376" meta:character-count="2337"/>
  </office:meta>
</office:document-meta>
</file>

<file path=Object 1/content.xml><?xml version="1.0" encoding="utf-8"?>
<math xmlns="http://www.w3.org/1998/Math/MathML">
  <semantics>
    <mrow>
      <msqrt>
        <mrow>
          <mo stretchy="false">(</mo>
          <mrow>
            <mrow>
              <mi mathvariant="italic">V1</mi>
              <mo stretchy="false">∗</mo>
              <mi mathvariant="italic">V2</mi>
            </mrow>
          </mrow>
          <mo stretchy="false">)</mo>
        </mrow>
      </msqrt>
    </mrow>
    <annotation encoding="StarMath 5.0">sqrt(V1 * V2)</annotation>
  </semantics>
</math>
</file>